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2fd08a"/>
    </style:style>
    <style:style style:name="P2" style:family="paragraph" style:parent-style-name="Text_20_body">
      <style:text-properties officeooo:paragraph-rsid="0030a0dd"/>
    </style:style>
    <style:style style:name="P3" style:family="paragraph" style:parent-style-name="Text_20_body">
      <style:text-properties officeooo:paragraph-rsid="0034ef2d"/>
    </style:style>
    <style:style style:name="P4" style:family="paragraph" style:parent-style-name="Text_20_body">
      <style:text-properties officeooo:paragraph-rsid="0077b5a6"/>
    </style:style>
    <style:style style:name="P5" style:family="paragraph" style:parent-style-name="Text_20_body">
      <style:text-properties officeooo:paragraph-rsid="0079b0a9"/>
    </style:style>
    <style:style style:name="P6" style:family="paragraph" style:parent-style-name="Text_20_body">
      <style:text-properties officeooo:paragraph-rsid="00870108"/>
    </style:style>
    <style:style style:name="P7" style:family="paragraph" style:parent-style-name="Text_20_body">
      <style:text-properties officeooo:paragraph-rsid="008d5c76"/>
    </style:style>
    <style:style style:name="P8" style:family="paragraph" style:parent-style-name="Text_20_body">
      <style:text-properties officeooo:paragraph-rsid="0091bd33"/>
    </style:style>
    <style:style style:name="P9" style:family="paragraph" style:parent-style-name="Text_20_body">
      <style:text-properties officeooo:paragraph-rsid="009a23cd"/>
    </style:style>
    <style:style style:name="P10" style:family="paragraph" style:parent-style-name="Text_20_body">
      <style:text-properties officeooo:rsid="001f7e6b"/>
    </style:style>
    <style:style style:name="P11" style:family="paragraph" style:parent-style-name="Text_20_body">
      <style:text-properties officeooo:rsid="002f252e"/>
    </style:style>
    <style:style style:name="P12" style:family="paragraph" style:parent-style-name="Text_20_body">
      <style:text-properties officeooo:rsid="00344852" officeooo:paragraph-rsid="00344852"/>
    </style:style>
    <style:style style:name="P13" style:family="paragraph" style:parent-style-name="Text_20_body">
      <style:text-properties officeooo:rsid="003a575e"/>
    </style:style>
    <style:style style:name="P14" style:family="paragraph" style:parent-style-name="Text_20_body">
      <style:text-properties officeooo:paragraph-rsid="009fd6e2"/>
    </style:style>
    <style:style style:name="P15" style:family="paragraph" style:parent-style-name="Text_20_body">
      <style:text-properties officeooo:paragraph-rsid="00ba557b"/>
    </style:style>
    <style:style style:name="P16" style:family="paragraph" style:parent-style-name="Text_20_body">
      <style:text-properties officeooo:paragraph-rsid="00bf6ee6"/>
    </style:style>
    <style:style style:name="P17" style:family="paragraph" style:parent-style-name="Text_20_body">
      <style:text-properties officeooo:rsid="00a08d53" officeooo:paragraph-rsid="00a08d53"/>
    </style:style>
    <style:style style:name="P18" style:family="paragraph" style:parent-style-name="Quotations">
      <style:text-properties officeooo:paragraph-rsid="0038997e"/>
    </style:style>
    <style:style style:name="P19" style:family="paragraph" style:parent-style-name="Quotations">
      <style:text-properties officeooo:paragraph-rsid="004ab2cc"/>
    </style:style>
    <style:style style:name="P20" style:family="paragraph" style:parent-style-name="Quotations">
      <style:text-properties officeooo:paragraph-rsid="004b839e"/>
    </style:style>
    <style:style style:name="P21" style:family="paragraph" style:parent-style-name="Quotations">
      <style:text-properties officeooo:rsid="001edf65" officeooo:paragraph-rsid="002dc4d0"/>
    </style:style>
    <style:style style:name="P22" style:family="paragraph" style:parent-style-name="Quotations">
      <style:text-properties officeooo:rsid="001f2b9a"/>
    </style:style>
    <style:style style:name="P23" style:family="paragraph" style:parent-style-name="Quotations">
      <style:text-properties officeooo:rsid="00203ac8"/>
    </style:style>
    <style:style style:name="P24" style:family="paragraph" style:parent-style-name="Quotations">
      <style:text-properties officeooo:rsid="002e5598" officeooo:paragraph-rsid="004b839e"/>
    </style:style>
    <style:style style:name="P25" style:family="paragraph" style:parent-style-name="Quotations">
      <style:text-properties officeooo:rsid="00249870"/>
    </style:style>
    <style:style style:name="P26" style:family="paragraph" style:parent-style-name="Quotations">
      <style:text-properties officeooo:rsid="002fd08a" officeooo:paragraph-rsid="004fafce"/>
    </style:style>
    <style:style style:name="P27" style:family="paragraph" style:parent-style-name="Quotations">
      <style:text-properties officeooo:rsid="0028aeed"/>
    </style:style>
    <style:style style:name="P28" style:family="paragraph" style:parent-style-name="Quotations">
      <style:text-properties officeooo:rsid="002a2830" officeooo:paragraph-rsid="0038997e"/>
    </style:style>
    <style:style style:name="P29" style:family="paragraph" style:parent-style-name="Quotations">
      <style:text-properties officeooo:rsid="00b8a902"/>
    </style:style>
    <style:style style:name="P30" style:family="paragraph" style:parent-style-name="Title">
      <style:text-properties officeooo:rsid="001f2b9a" officeooo:paragraph-rsid="001f2b9a"/>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Text_20_body" style:list-style-name="L1"/>
    <style:style style:name="P34" style:family="paragraph" style:parent-style-name="Text_20_body" style:list-style-name="L3">
      <style:text-properties officeooo:paragraph-rsid="00a0f3c6"/>
    </style:style>
    <style:style style:name="P35" style:family="paragraph" style:parent-style-name="Text_20_body" style:list-style-name="L3">
      <style:text-properties officeooo:paragraph-rsid="00a3c75d"/>
    </style:style>
    <style:style style:name="P36" style:family="paragraph" style:parent-style-name="Text_20_body" style:list-style-name="L3">
      <style:text-properties officeooo:rsid="00a08d53" officeooo:paragraph-rsid="00a08d53"/>
    </style:style>
    <style:style style:name="P37" style:family="paragraph" style:parent-style-name="Text_20_body" style:list-style-name="L3">
      <style:text-properties officeooo:rsid="00a39ebe" officeooo:paragraph-rsid="00a39ebe"/>
    </style:style>
    <style:style style:name="P38" style:family="paragraph" style:parent-style-name="Text_20_body" style:list-style-name="L4"/>
    <style:style style:name="P39" style:family="paragraph" style:parent-style-name="Text_20_body">
      <style:text-properties officeooo:paragraph-rsid="00c81473"/>
    </style:style>
    <style:style style:name="P40" style:family="paragraph" style:parent-style-name="Text_20_body">
      <style:text-properties officeooo:paragraph-rsid="00cf347f"/>
    </style:style>
    <style:style style:name="P41" style:family="paragraph" style:parent-style-name="Text_20_body">
      <style:text-properties officeooo:paragraph-rsid="00cfc8ca"/>
    </style:style>
    <style:style style:name="P42" style:family="paragraph" style:parent-style-name="Text_20_body">
      <style:text-properties officeooo:paragraph-rsid="00d24193"/>
    </style:style>
    <style:style style:name="P43" style:family="paragraph" style:parent-style-name="Text_20_body" style:list-style-name="L7">
      <style:text-properties officeooo:paragraph-rsid="00d24193"/>
    </style:style>
    <style:style style:name="P44" style:family="paragraph" style:parent-style-name="Text_20_body" style:list-style-name="L8">
      <style:text-properties officeooo:paragraph-rsid="00d24193"/>
    </style:style>
    <style:style style:name="P45" style:family="paragraph" style:parent-style-name="Text_20_body">
      <style:text-properties officeooo:paragraph-rsid="00d8eed6"/>
    </style:style>
    <style:style style:name="P46" style:family="paragraph" style:parent-style-name="Text_20_body">
      <style:text-properties officeooo:paragraph-rsid="00da8920"/>
    </style:style>
    <style:style style:name="P47" style:family="paragraph" style:parent-style-name="Text_20_body">
      <style:text-properties officeooo:paragraph-rsid="00dcb60c"/>
    </style:style>
    <style:style style:name="P48" style:family="paragraph" style:parent-style-name="Text_20_body">
      <style:text-properties officeooo:paragraph-rsid="00e39d0c"/>
    </style:style>
    <style:style style:name="P49" style:family="paragraph" style:parent-style-name="Text_20_body">
      <style:text-properties officeooo:paragraph-rsid="00e42cb5"/>
    </style:style>
    <style:style style:name="P50" style:family="paragraph" style:parent-style-name="Text_20_body">
      <style:text-properties officeooo:paragraph-rsid="00e5e045"/>
    </style:style>
    <style:style style:name="P51" style:family="paragraph" style:parent-style-name="Text_20_body">
      <style:text-properties officeooo:paragraph-rsid="00e774fc"/>
    </style:style>
    <style:style style:name="P52" style:family="paragraph" style:parent-style-name="Text_20_body">
      <style:text-properties officeooo:paragraph-rsid="00e80f5c"/>
    </style:style>
    <style:style style:name="P53" style:family="paragraph" style:parent-style-name="Text_20_body">
      <style:text-properties officeooo:paragraph-rsid="00e8ec17"/>
    </style:style>
    <style:style style:name="P54" style:family="paragraph" style:parent-style-name="Text_20_body">
      <style:text-properties officeooo:paragraph-rsid="00ee9cdb"/>
    </style:style>
    <style:style style:name="P55" style:family="paragraph" style:parent-style-name="Text_20_body">
      <style:text-properties officeooo:paragraph-rsid="00f1bc64"/>
    </style:style>
    <style:style style:name="P56" style:family="paragraph" style:parent-style-name="Text_20_body">
      <style:text-properties officeooo:paragraph-rsid="00f216f0"/>
    </style:style>
    <style:style style:name="P57" style:family="paragraph" style:parent-style-name="Heading_20_1">
      <style:text-properties officeooo:paragraph-rsid="001f2b9a"/>
    </style:style>
    <style:style style:name="P58" style:family="paragraph" style:parent-style-name="Heading_20_1">
      <style:text-properties officeooo:paragraph-rsid="00203ac8"/>
    </style:style>
    <style:style style:name="P59" style:family="paragraph" style:parent-style-name="Heading_20_1">
      <style:text-properties officeooo:rsid="00268463"/>
    </style:style>
    <style:style style:name="P60" style:family="paragraph" style:parent-style-name="Heading_20_1">
      <style:text-properties officeooo:rsid="0028aeed"/>
    </style:style>
    <style:style style:name="P61" style:family="paragraph" style:parent-style-name="Heading_20_2">
      <style:text-properties officeooo:rsid="00203ac8"/>
    </style:style>
    <style:style style:name="P62" style:family="paragraph" style:parent-style-name="Heading_20_2">
      <style:text-properties officeooo:rsid="00203ac8" officeooo:paragraph-rsid="00203ac8"/>
    </style:style>
    <style:style style:name="P63" style:family="paragraph" style:parent-style-name="Heading_20_2">
      <style:text-properties officeooo:paragraph-rsid="009a23cd"/>
    </style:style>
    <style:style style:name="P64" style:family="paragraph" style:parent-style-name="Heading_20_2">
      <style:text-properties officeooo:paragraph-rsid="00d8eed6"/>
    </style:style>
    <style:style style:name="P65" style:family="paragraph" style:parent-style-name="Heading_20_2">
      <style:text-properties officeooo:paragraph-rsid="00da8920"/>
    </style:style>
    <style:style style:name="P66" style:family="paragraph" style:parent-style-name="Heading_20_2">
      <style:text-properties officeooo:paragraph-rsid="00dcb60c"/>
    </style:style>
    <style:style style:name="P67" style:family="paragraph" style:parent-style-name="Heading_20_2">
      <style:text-properties officeooo:paragraph-rsid="00e39d0c"/>
    </style:style>
    <style:style style:name="P68" style:family="paragraph" style:parent-style-name="Heading_20_2">
      <style:text-properties officeooo:paragraph-rsid="00e5e045"/>
    </style:style>
    <style:style style:name="P69" style:family="paragraph" style:parent-style-name="Heading_20_2">
      <style:text-properties officeooo:paragraph-rsid="00e8ec17"/>
    </style:style>
    <style:style style:name="P70" style:family="paragraph" style:parent-style-name="Heading_20_2">
      <style:text-properties officeooo:paragraph-rsid="00f1bc64"/>
    </style:style>
    <style:style style:name="P71" style:family="paragraph" style:parent-style-name="Quotations" style:list-style-name="L1"/>
    <style:style style:name="P72" style:family="paragraph" style:parent-style-name="Quotations" style:list-style-name="L2"/>
    <style:style style:name="P73" style:family="paragraph" style:parent-style-name="Quotations" style:list-style-name="L4"/>
    <style:style style:name="P74" style:family="paragraph" style:parent-style-name="Quotations" style:list-style-name="L5"/>
    <style:style style:name="P75" style:family="paragraph" style:parent-style-name="Quotations" style:list-style-name="L6"/>
    <style:style style:name="P76" style:family="paragraph" style:parent-style-name="Quotations">
      <style:text-properties officeooo:rsid="00b8a902" officeooo:paragraph-rsid="00d8eed6"/>
    </style:style>
    <style:style style:name="P77" style:family="paragraph" style:parent-style-name="Quotations" style:list-style-name="L10"/>
    <style:style style:name="P78" style:family="paragraph" style:parent-style-name="Quotations" style:list-style-name="L11"/>
    <style:style style:name="P79" style:family="paragraph" style:parent-style-name="Quotations" style:list-style-name="L12"/>
    <style:style style:name="P80" style:family="paragraph" style:parent-style-name="Quotations" style:list-style-name="L13"/>
    <style:style style:name="P81" style:family="paragraph" style:parent-style-name="Quotations" style:list-style-name="L14"/>
    <style:style style:name="P82" style:family="paragraph" style:parent-style-name="Quotations" style:list-style-name="L15"/>
    <style:style style:name="P83" style:family="paragraph" style:parent-style-name="Quotations" style:list-style-name="L16"/>
    <style:style style:name="P84" style:family="paragraph" style:parent-style-name="Quotations" style:list-style-name="L17"/>
    <style:style style:name="P85" style:family="paragraph" style:parent-style-name="Quotations" style:list-style-name="L18"/>
    <style:style style:name="T1" style:family="text">
      <style:text-properties officeooo:rsid="001f2b9a"/>
    </style:style>
    <style:style style:name="T2" style:family="text">
      <style:text-properties officeooo:rsid="001f7e6b"/>
    </style:style>
    <style:style style:name="T3" style:family="text">
      <style:text-properties officeooo:rsid="00203ac8"/>
    </style:style>
    <style:style style:name="T4" style:family="text">
      <style:text-properties officeooo:rsid="00220f38"/>
    </style:style>
    <style:style style:name="T5" style:family="text">
      <style:text-properties officeooo:rsid="0022447d"/>
    </style:style>
    <style:style style:name="T6" style:family="text">
      <style:text-properties officeooo:rsid="00249870"/>
    </style:style>
    <style:style style:name="T7" style:family="text">
      <style:text-properties officeooo:rsid="002600d6"/>
    </style:style>
    <style:style style:name="T8" style:family="text">
      <style:text-properties officeooo:rsid="00279bed"/>
    </style:style>
    <style:style style:name="T9" style:family="text">
      <style:text-properties officeooo:rsid="00288063"/>
    </style:style>
    <style:style style:name="T10" style:family="text">
      <style:text-properties officeooo:rsid="002a2830"/>
    </style:style>
    <style:style style:name="T11" style:family="text">
      <style:text-properties fo:font-style="italic"/>
    </style:style>
    <style:style style:name="T12" style:family="text">
      <style:text-properties fo:font-style="italic" officeooo:rsid="009bf3f8" style:font-style-asian="italic" style:font-style-complex="italic"/>
    </style:style>
    <style:style style:name="T13" style:family="text">
      <style:text-properties fo:font-style="italic" officeooo:rsid="00781ffc" style:font-style-asian="italic" style:font-style-complex="italic"/>
    </style:style>
    <style:style style:name="T14" style:family="text">
      <style:text-properties fo:font-style="italic" officeooo:rsid="002a2830"/>
    </style:style>
    <style:style style:name="T15" style:family="text">
      <style:text-properties fo:font-style="italic" officeooo:rsid="002e5598"/>
    </style:style>
    <style:style style:name="T16" style:family="text">
      <style:text-properties fo:font-style="italic" officeooo:rsid="0050fc01"/>
    </style:style>
    <style:style style:name="T17" style:family="text">
      <style:text-properties officeooo:rsid="002dc4d0"/>
    </style:style>
    <style:style style:name="T18" style:family="text">
      <style:text-properties officeooo:rsid="002e5598"/>
    </style:style>
    <style:style style:name="T19" style:family="text">
      <style:text-properties officeooo:rsid="002fd08a"/>
    </style:style>
    <style:style style:name="T20" style:family="text">
      <style:text-properties officeooo:rsid="0030a0dd"/>
    </style:style>
    <style:style style:name="T21" style:family="text">
      <style:text-properties officeooo:rsid="00325667"/>
    </style:style>
    <style:style style:name="T22" style:family="text">
      <style:text-properties officeooo:rsid="0034ef2d"/>
    </style:style>
    <style:style style:name="T23" style:family="text">
      <style:text-properties officeooo:rsid="0035e022"/>
    </style:style>
    <style:style style:name="T24" style:family="text">
      <style:text-properties officeooo:rsid="0037618e"/>
    </style:style>
    <style:style style:name="T25" style:family="text">
      <style:text-properties officeooo:rsid="003a87f9"/>
    </style:style>
    <style:style style:name="T26" style:family="text">
      <style:text-properties officeooo:rsid="003a8d14"/>
    </style:style>
    <style:style style:name="T27" style:family="text">
      <style:text-properties fo:font-style="normal" officeooo:rsid="003a87f9" style:font-style-asian="normal" style:font-style-complex="normal"/>
    </style:style>
    <style:style style:name="T28" style:family="text">
      <style:text-properties fo:font-style="normal" officeooo:rsid="00bd484a" style:font-style-asian="normal" style:font-style-complex="normal"/>
    </style:style>
    <style:style style:name="T29" style:family="text">
      <style:text-properties fo:font-style="normal" officeooo:rsid="00c1c48f" style:font-style-asian="normal" style:font-style-complex="normal"/>
    </style:style>
    <style:style style:name="T30" style:family="text">
      <style:text-properties officeooo:rsid="003c5058"/>
    </style:style>
    <style:style style:name="T31" style:family="text">
      <style:text-properties officeooo:rsid="003e2a81"/>
    </style:style>
    <style:style style:name="T32" style:family="text">
      <style:text-properties officeooo:rsid="003e4902"/>
    </style:style>
    <style:style style:name="T33" style:family="text">
      <style:text-properties officeooo:rsid="003ef807"/>
    </style:style>
    <style:style style:name="T34" style:family="text">
      <style:text-properties officeooo:rsid="003f6ee0"/>
    </style:style>
    <style:style style:name="T35" style:family="text">
      <style:text-properties officeooo:rsid="0041609f"/>
    </style:style>
    <style:style style:name="T36" style:family="text">
      <style:text-properties officeooo:rsid="004283ed"/>
    </style:style>
    <style:style style:name="T37" style:family="text">
      <style:text-properties officeooo:rsid="00432350"/>
    </style:style>
    <style:style style:name="T38" style:family="text">
      <style:text-properties officeooo:rsid="004401a8"/>
    </style:style>
    <style:style style:name="T39" style:family="text">
      <style:text-properties officeooo:rsid="004416ff"/>
    </style:style>
    <style:style style:name="T40" style:family="text">
      <style:text-properties officeooo:rsid="00468ae0"/>
    </style:style>
    <style:style style:name="T41" style:family="text">
      <style:text-properties officeooo:rsid="004740e7"/>
    </style:style>
    <style:style style:name="T42" style:family="text">
      <style:text-properties officeooo:rsid="00484e8f"/>
    </style:style>
    <style:style style:name="T43" style:family="text">
      <style:text-properties fo:font-weight="bold"/>
    </style:style>
    <style:style style:name="T44" style:family="text">
      <style:text-properties fo:font-weight="bold" officeooo:rsid="002e5598"/>
    </style:style>
    <style:style style:name="T45" style:family="text">
      <style:text-properties officeooo:rsid="0050fc01"/>
    </style:style>
    <style:style style:name="T46" style:family="text">
      <style:text-properties officeooo:rsid="00525943"/>
    </style:style>
    <style:style style:name="T47" style:family="text">
      <style:text-properties officeooo:rsid="00545853"/>
    </style:style>
    <style:style style:name="T48" style:family="text">
      <style:text-properties officeooo:rsid="005613b2"/>
    </style:style>
    <style:style style:name="T49" style:family="text">
      <style:text-properties officeooo:rsid="00565dee"/>
    </style:style>
    <style:style style:name="T50" style:family="text">
      <style:text-properties officeooo:rsid="00578094"/>
    </style:style>
    <style:style style:name="T51" style:family="text">
      <style:text-properties officeooo:rsid="00584813"/>
    </style:style>
    <style:style style:name="T52" style:family="text">
      <style:text-properties officeooo:rsid="0058991b"/>
    </style:style>
    <style:style style:name="T53" style:family="text">
      <style:text-properties officeooo:rsid="005aabfc"/>
    </style:style>
    <style:style style:name="T54" style:family="text">
      <style:text-properties officeooo:rsid="005b1a9e"/>
    </style:style>
    <style:style style:name="T55" style:family="text">
      <style:text-properties officeooo:rsid="005b2677"/>
    </style:style>
    <style:style style:name="T56" style:family="text">
      <style:text-properties officeooo:rsid="005b55c9"/>
    </style:style>
    <style:style style:name="T57" style:family="text">
      <style:text-properties officeooo:rsid="005b607c"/>
    </style:style>
    <style:style style:name="T58" style:family="text">
      <style:text-properties officeooo:rsid="005cdf6a"/>
    </style:style>
    <style:style style:name="T59" style:family="text">
      <style:text-properties officeooo:rsid="005d3bd2"/>
    </style:style>
    <style:style style:name="T60" style:family="text">
      <style:text-properties officeooo:rsid="005e50a0"/>
    </style:style>
    <style:style style:name="T61" style:family="text">
      <style:text-properties officeooo:rsid="005e701d"/>
    </style:style>
    <style:style style:name="T62" style:family="text">
      <style:text-properties officeooo:rsid="005f78ae"/>
    </style:style>
    <style:style style:name="T63" style:family="text">
      <style:text-properties officeooo:rsid="005fa48e"/>
    </style:style>
    <style:style style:name="T64" style:family="text">
      <style:text-properties officeooo:rsid="0061156e"/>
    </style:style>
    <style:style style:name="T65" style:family="text">
      <style:text-properties officeooo:rsid="0061c6e2"/>
    </style:style>
    <style:style style:name="T66" style:family="text">
      <style:text-properties officeooo:rsid="00633f33"/>
    </style:style>
    <style:style style:name="T67" style:family="text">
      <style:text-properties officeooo:rsid="0063a176"/>
    </style:style>
    <style:style style:name="T68" style:family="text">
      <style:text-properties officeooo:rsid="00641f21"/>
    </style:style>
    <style:style style:name="T69" style:family="text">
      <style:text-properties officeooo:rsid="0065d32a"/>
    </style:style>
    <style:style style:name="T70" style:family="text">
      <style:text-properties officeooo:rsid="0066468f"/>
    </style:style>
    <style:style style:name="T71" style:family="text">
      <style:text-properties officeooo:rsid="006c4c1a"/>
    </style:style>
    <style:style style:name="T72" style:family="text">
      <style:text-properties officeooo:rsid="006ecbb1"/>
    </style:style>
    <style:style style:name="T73" style:family="text">
      <style:text-properties officeooo:rsid="006ef63b"/>
    </style:style>
    <style:style style:name="T74" style:family="text">
      <style:text-properties officeooo:rsid="00708e58"/>
    </style:style>
    <style:style style:name="T75" style:family="text">
      <style:text-properties officeooo:rsid="0070a791"/>
    </style:style>
    <style:style style:name="T76" style:family="text">
      <style:text-properties officeooo:rsid="0071bd8d"/>
    </style:style>
    <style:style style:name="T77" style:family="text">
      <style:text-properties fo:color="#ff0000"/>
    </style:style>
    <style:style style:name="T78" style:family="text">
      <style:text-properties fo:color="#ff0000" officeooo:rsid="0073ed5e"/>
    </style:style>
    <style:style style:name="T79" style:family="text">
      <style:text-properties fo:color="#ff0000" officeooo:rsid="00249870"/>
    </style:style>
    <style:style style:name="T80" style:family="text">
      <style:text-properties officeooo:rsid="0077b5a6"/>
    </style:style>
    <style:style style:name="T81" style:family="text">
      <style:text-properties officeooo:rsid="00781ffc"/>
    </style:style>
    <style:style style:name="T82" style:family="text">
      <style:text-properties officeooo:rsid="0079b0a9"/>
    </style:style>
    <style:style style:name="T83" style:family="text">
      <style:text-properties officeooo:rsid="007af71b"/>
    </style:style>
    <style:style style:name="T84" style:family="text">
      <style:text-properties officeooo:rsid="007b322b"/>
    </style:style>
    <style:style style:name="T85" style:family="text">
      <style:text-properties officeooo:rsid="007c0d2f"/>
    </style:style>
    <style:style style:name="T86" style:family="text">
      <style:text-properties officeooo:rsid="007e98a8"/>
    </style:style>
    <style:style style:name="T87" style:family="text">
      <style:text-properties officeooo:rsid="0081b322"/>
    </style:style>
    <style:style style:name="T88" style:family="text">
      <style:text-properties officeooo:rsid="00822088"/>
    </style:style>
    <style:style style:name="T89" style:family="text">
      <style:text-properties officeooo:rsid="00839997"/>
    </style:style>
    <style:style style:name="T90" style:family="text">
      <style:text-properties officeooo:rsid="00848302"/>
    </style:style>
    <style:style style:name="T91" style:family="text">
      <style:text-properties officeooo:rsid="00865f9f"/>
    </style:style>
    <style:style style:name="T92" style:family="text">
      <style:text-properties officeooo:rsid="00870108"/>
    </style:style>
    <style:style style:name="T93" style:family="text">
      <style:text-properties officeooo:rsid="0088b21b"/>
    </style:style>
    <style:style style:name="T94" style:family="text">
      <style:text-properties officeooo:rsid="0089b118"/>
    </style:style>
    <style:style style:name="T95" style:family="text">
      <style:text-properties officeooo:rsid="0089c168"/>
    </style:style>
    <style:style style:name="T96" style:family="text">
      <style:text-properties officeooo:rsid="008a8f86"/>
    </style:style>
    <style:style style:name="T97" style:family="text">
      <style:text-properties officeooo:rsid="008bd6a9"/>
    </style:style>
    <style:style style:name="T98" style:family="text">
      <style:text-properties officeooo:rsid="008d5c76"/>
    </style:style>
    <style:style style:name="T99" style:family="text">
      <style:text-properties officeooo:rsid="008e3201"/>
    </style:style>
    <style:style style:name="T100" style:family="text">
      <style:text-properties officeooo:rsid="008f77d2"/>
    </style:style>
    <style:style style:name="T101" style:family="text">
      <style:text-properties officeooo:rsid="009143ea"/>
    </style:style>
    <style:style style:name="T102" style:family="text">
      <style:text-properties officeooo:rsid="0091bd33"/>
    </style:style>
    <style:style style:name="T103" style:family="text">
      <style:text-properties officeooo:rsid="0093c693"/>
    </style:style>
    <style:style style:name="T104" style:family="text">
      <style:text-properties officeooo:rsid="0094c004"/>
    </style:style>
    <style:style style:name="T105" style:family="text">
      <style:text-properties officeooo:rsid="00953ed6"/>
    </style:style>
    <style:style style:name="T106" style:family="text">
      <style:text-properties officeooo:rsid="0097c75a"/>
    </style:style>
    <style:style style:name="T107" style:family="text">
      <style:text-properties officeooo:rsid="00995e18"/>
    </style:style>
    <style:style style:name="T108" style:family="text">
      <style:text-properties officeooo:rsid="009a1ee6"/>
    </style:style>
    <style:style style:name="T109" style:family="text">
      <style:text-properties officeooo:rsid="009a23cd"/>
    </style:style>
    <style:style style:name="T110" style:family="text">
      <style:text-properties officeooo:rsid="009ae326"/>
    </style:style>
    <style:style style:name="T111" style:family="text">
      <style:text-properties officeooo:rsid="009bf3f8"/>
    </style:style>
    <style:style style:name="T112" style:family="text">
      <style:text-properties officeooo:rsid="009e7b1e"/>
    </style:style>
    <style:style style:name="T113" style:family="text">
      <style:text-properties officeooo:rsid="009fd6e2"/>
    </style:style>
    <style:style style:name="T114" style:family="text">
      <style:text-properties officeooo:rsid="00a022e3"/>
    </style:style>
    <style:style style:name="T115" style:family="text">
      <style:text-properties officeooo:rsid="00a0f3c6"/>
    </style:style>
    <style:style style:name="T116" style:family="text">
      <style:text-properties officeooo:rsid="00a1fe0c"/>
    </style:style>
    <style:style style:name="T117" style:family="text">
      <style:text-properties officeooo:rsid="00a3c75d"/>
    </style:style>
    <style:style style:name="T118" style:family="text">
      <style:text-properties officeooo:rsid="00a3cc6a"/>
    </style:style>
    <style:style style:name="T119" style:family="text">
      <style:text-properties officeooo:rsid="00a5a6ba"/>
    </style:style>
    <style:style style:name="T120" style:family="text">
      <style:text-properties officeooo:rsid="00a79125"/>
    </style:style>
    <style:style style:name="T121" style:family="text">
      <style:text-properties officeooo:rsid="00a8593f"/>
    </style:style>
    <style:style style:name="T122" style:family="text">
      <style:text-properties officeooo:rsid="00a977d7"/>
    </style:style>
    <style:style style:name="T123" style:family="text">
      <style:text-properties officeooo:rsid="00a9e56f"/>
    </style:style>
    <style:style style:name="T124" style:family="text">
      <style:text-properties officeooo:rsid="00aa23de"/>
    </style:style>
    <style:style style:name="T125" style:family="text">
      <style:text-properties officeooo:rsid="00aba710"/>
    </style:style>
    <style:style style:name="T126" style:family="text">
      <style:text-properties officeooo:rsid="00abdf2b"/>
    </style:style>
    <style:style style:name="T127" style:family="text">
      <style:text-properties officeooo:rsid="00ac70ef"/>
    </style:style>
    <style:style style:name="T128" style:family="text">
      <style:text-properties officeooo:rsid="00ae84ff"/>
    </style:style>
    <style:style style:name="T129" style:family="text">
      <style:text-properties officeooo:rsid="00b093fe"/>
    </style:style>
    <style:style style:name="T130" style:family="text">
      <style:text-properties officeooo:rsid="00b1d536"/>
    </style:style>
    <style:style style:name="T131" style:family="text">
      <style:text-properties officeooo:rsid="00b2558c"/>
    </style:style>
    <style:style style:name="T132" style:family="text">
      <style:text-properties officeooo:rsid="00b29b39"/>
    </style:style>
    <style:style style:name="T133" style:family="text">
      <style:text-properties officeooo:rsid="00b316f7"/>
    </style:style>
    <style:style style:name="T134" style:family="text">
      <style:text-properties officeooo:rsid="00b4ec6c"/>
    </style:style>
    <style:style style:name="T135" style:family="text">
      <style:text-properties officeooo:rsid="00b8a902"/>
    </style:style>
    <style:style style:name="T136" style:family="text">
      <style:text-properties officeooo:rsid="00ba557b"/>
    </style:style>
    <style:style style:name="T137" style:family="text">
      <style:text-properties officeooo:rsid="00bc28b7"/>
    </style:style>
    <style:style style:name="T138" style:family="text">
      <style:text-properties officeooo:rsid="00bd484a"/>
    </style:style>
    <style:style style:name="T139" style:family="text">
      <style:text-properties officeooo:rsid="00bea6d6"/>
    </style:style>
    <style:style style:name="T140" style:family="text">
      <style:text-properties officeooo:rsid="00bf6ee6"/>
    </style:style>
    <style:style style:name="T141" style:family="text">
      <style:text-properties officeooo:rsid="00c08a93"/>
    </style:style>
    <style:style style:name="T142" style:family="text">
      <style:text-properties officeooo:rsid="00c2c366"/>
    </style:style>
    <style:style style:name="T143" style:family="text">
      <style:text-properties officeooo:rsid="00c623eb"/>
    </style:style>
    <style:style style:name="T144" style:family="text">
      <style:text-properties officeooo:rsid="00c81473"/>
    </style:style>
    <style:style style:name="T145" style:family="text">
      <style:text-properties officeooo:rsid="00c9f141"/>
    </style:style>
    <style:style style:name="T146" style:family="text">
      <style:text-properties officeooo:rsid="00ca31ce"/>
    </style:style>
    <style:style style:name="T147" style:family="text">
      <style:text-properties officeooo:rsid="00cb6008"/>
    </style:style>
    <style:style style:name="T148" style:family="text">
      <style:text-properties officeooo:rsid="00cbd5cb"/>
    </style:style>
    <style:style style:name="T149" style:family="text">
      <style:text-properties officeooo:rsid="00ccbc06"/>
    </style:style>
    <style:style style:name="T150" style:family="text">
      <style:text-properties officeooo:rsid="00ce3733"/>
    </style:style>
    <style:style style:name="T151" style:family="text">
      <style:text-properties officeooo:rsid="00cf347f"/>
    </style:style>
    <style:style style:name="T152" style:family="text">
      <style:text-properties officeooo:rsid="00cfc8ca"/>
    </style:style>
    <style:style style:name="T153" style:family="text">
      <style:text-properties officeooo:rsid="00d175a5"/>
    </style:style>
    <style:style style:name="T154" style:family="text">
      <style:text-properties officeooo:rsid="00d24193"/>
    </style:style>
    <style:style style:name="T155" style:family="text">
      <style:text-properties fo:language="en" fo:country="none" officeooo:rsid="00d24193"/>
    </style:style>
    <style:style style:name="T156" style:family="text">
      <style:text-properties officeooo:rsid="00d78179"/>
    </style:style>
    <style:style style:name="T157" style:family="text">
      <style:text-properties officeooo:rsid="00d8eed6"/>
    </style:style>
    <style:style style:name="T158" style:family="text">
      <style:text-properties style:text-underline-style="solid" style:text-underline-width="auto" style:text-underline-color="font-color"/>
    </style:style>
    <style:style style:name="T159" style:family="text">
      <style:text-properties officeooo:rsid="00da8920"/>
    </style:style>
    <style:style style:name="T160" style:family="text">
      <style:text-properties officeooo:rsid="00dbd47b"/>
    </style:style>
    <style:style style:name="T161" style:family="text">
      <style:text-properties officeooo:rsid="00dcb60c"/>
    </style:style>
    <style:style style:name="T162" style:family="text">
      <style:text-properties officeooo:rsid="00de8639"/>
    </style:style>
    <style:style style:name="T163" style:family="text">
      <style:text-properties officeooo:rsid="00e01d9e"/>
    </style:style>
    <style:style style:name="T164" style:family="text">
      <style:text-properties officeooo:rsid="00e1b707"/>
    </style:style>
    <style:style style:name="T165" style:family="text">
      <style:text-properties officeooo:rsid="00e42cb5"/>
    </style:style>
    <style:style style:name="T166" style:family="text">
      <style:text-properties officeooo:rsid="00e5e045"/>
    </style:style>
    <style:style style:name="T167" style:family="text">
      <style:text-properties officeooo:rsid="00e774fc"/>
    </style:style>
    <style:style style:name="T168" style:family="text">
      <style:text-properties officeooo:rsid="00e80f5c"/>
    </style:style>
    <style:style style:name="T169" style:family="text">
      <style:text-properties officeooo:rsid="00e8ec17"/>
    </style:style>
    <style:style style:name="T170" style:family="text">
      <style:text-properties officeooo:rsid="00eaafe2"/>
    </style:style>
    <style:style style:name="T171" style:family="text">
      <style:text-properties officeooo:rsid="00ec3d6c"/>
    </style:style>
    <style:style style:name="T172" style:family="text">
      <style:text-properties officeooo:rsid="00ecb7ec"/>
    </style:style>
    <style:style style:name="T173" style:family="text">
      <style:text-properties officeooo:rsid="00ee9cdb"/>
    </style:style>
    <style:style style:name="T174" style:family="text">
      <style:text-properties officeooo:rsid="00f1bc64"/>
    </style:style>
    <style:style style:name="T175" style:family="text">
      <style:text-properties officeooo:rsid="00f216f0"/>
    </style:style>
    <style:style style:name="T176" style:family="text">
      <style:text-properties officeooo:rsid="00f3cc0e"/>
    </style:style>
    <style:style style:name="T177" style:family="text">
      <style:text-properties officeooo:rsid="00f5b557"/>
    </style:style>
    <style:style style:name="T178" style:family="text">
      <style:text-properties officeooo:rsid="00f72ca0"/>
    </style:style>
    <style:style style:name="T179" style:family="text">
      <style:text-properties officeooo:rsid="00f78867"/>
    </style:style>
    <style:style style:name="T180" style:family="text">
      <style:text-properties officeooo:rsid="00f8b8d1"/>
    </style:style>
    <style:style style:name="T181" style:family="text">
      <style:text-properties officeooo:rsid="00fa712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rad celiaheinrich.f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128_516004194" text:style-name="Index_20_Link" text:visited-style-name="Index_20_Link">Accueil (Home)<text:tab/>1</text:a></text:p>
          <text:p text:style-name="P32"><text:a xlink:type="simple" xlink:href="#__RefHeading__130_516004194" text:style-name="Index_20_Link" text:visited-style-name="Index_20_Link">Parcours (Background)<text:tab/>1</text:a></text:p>
          <text:p text:style-name="P31"><text:a xlink:type="simple" xlink:href="#__RefHeading__132_516004194" text:style-name="Index_20_Link" text:visited-style-name="Index_20_Link">Game Content Design<text:tab/>1</text:a></text:p>
          <text:p text:style-name="P31"><text:a xlink:type="simple" xlink:href="#__RefHeading__132_5160041941" text:style-name="Index_20_Link" text:visited-style-name="Index_20_Link">Game Building<text:tab/>3</text:a></text:p>
          <text:p text:style-name="P31"><text:a xlink:type="simple" xlink:href="#__RefHeading__139_516004194" text:style-name="Index_20_Link" text:visited-style-name="Index_20_Link">Autres expériences (Other Experiences)<text:tab/>4</text:a></text:p>
          <text:p text:style-name="P31"><text:a xlink:type="simple" xlink:href="#__RefHeading__141_516004194" text:style-name="Index_20_Link" text:visited-style-name="Index_20_Link">Formation (Training/Education)<text:tab/>5</text:a></text:p>
          <text:p text:style-name="P32"><text:a xlink:type="simple" xlink:href="#__RefHeading__143_516004194" text:style-name="Index_20_Link" text:visited-style-name="Index_20_Link">Ecrits (Writings)<text:tab/>6</text:a></text:p>
          <text:p text:style-name="P32"><text:a xlink:type="simple" xlink:href="#__RefHeading__145_516004194" text:style-name="Index_20_Link" text:visited-style-name="Index_20_Link">Illustrations (Drawings)<text:tab/>6</text:a></text:p>
          <text:p text:style-name="P31"><text:a xlink:type="simple" xlink:href="#__RefHeading__1606_214875007" text:style-name="Index_20_Link" text:visited-style-name="Index_20_Link">Illustrations roman (Novel Illustrations)<text:tab/>6</text:a></text:p>
          <text:p text:style-name="P31"><text:a xlink:type="simple" xlink:href="#__RefHeading__1608_214875007" text:style-name="Index_20_Link" text:visited-style-name="Index_20_Link">Auto-portraits (Self-portraits)<text:tab/>6</text:a></text:p>
          <text:p text:style-name="P31"><text:a xlink:type="simple" xlink:href="#__RefHeading__1610_214875007" text:style-name="Index_20_Link" text:visited-style-name="Index_20_Link">Divers (Miscellanous)<text:tab/>6</text:a></text:p>
          <text:p text:style-name="P32"><text:a xlink:type="simple" xlink:href="#__RefHeading__147_516004194" text:style-name="Index_20_Link" text:visited-style-name="Index_20_Link">Applications (Software)<text:tab/>6</text:a></text:p>
          <text:p text:style-name="P32"><text:a xlink:type="simple" xlink:href="#__RefHeading__149_516004194" text:style-name="Index_20_Link" text:visited-style-name="Index_20_Link">A mon propos (About [me])<text:tab/>7</text:a></text:p>
        </text:index-body>
      </text:table-of-content>
      <text:h text:style-name="P57" text:outline-level="1"><text:bookmark-start text:name="__RefHeading__128_516004194"/><text:span text:style-name="T1">Accueil </text:span><text:span text:style-name="T4">(Home)</text:span><text:bookmark-end text:name="__RefHeading__128_516004194"/></text:h>
      <text:p text:style-name="P21">Ce site web est avant tout un portfolio, une galerie de différents projets sur lesquels j'ai pu travailler aussi bien dans un contexte professionnel que personnel. Tout n'y figure pas, pour des raisons de droits ou de pertinence, mais j'espère que les éléments présents vous donneront une idée précise de mon activité, de mes expériences et de mes affinités.</text:p>
      <text:p text:style-name="P21">Son contenu n'est pas figé dans le marbre. Le site est amené à évoluer pour suivre le flot de mes projets. N'hésitez donc pas à revenir régulièrement !</text:p>
      <text:p text:style-name="Text_20_body"><text:span text:style-name="T1">This website is, first of all, a portfolio, a gallery of various projects</text:span><text:span text:style-name="T41">, </text:span><text:span text:style-name="T1">both professional and personal. It isn</text:span><text:span text:style-name="T2">'t mean to be</text:span><text:span text:style-name="T1"> comprehensive, for copyright or relevance reasons, but I hope these elements will give you a precise idea of my area of expertise, my experiences and affinities.</text:span></text:p>
      <text:p text:style-name="P10">Its content isn't written in stone. This site will evolve and follow the flow of my projects. So don't hesitate to come back regularly!</text:p>
      <text:h text:style-name="P58" text:outline-level="1"><text:bookmark-start text:name="__RefHeading__130_516004194"/><text:bookmark-start text:name="__RefHeading__134_516004194"/><text:span text:style-name="T3">Parcours </text:span><text:span text:style-name="T4">(</text:span><text:span text:style-name="T7">Background</text:span><text:span text:style-name="T4">)</text:span><text:bookmark-end text:name="__RefHeading__130_516004194"/><text:bookmark-end text:name="__RefHeading__134_516004194"/></text:h>
      <text:p text:style-name="P22">Les rubriques suivantes recoupent mes diverses expériences professionnelles ainsi que ma formation, dans les grandes lignes.</text:p>
      <text:p text:style-name="Text_20_body"><text:span text:style-name="T3">The following sections contain my various professional experiences as well as my education</text:span><text:span text:style-name="T5">al</text:span><text:span text:style-name="T3"> background.</text:span></text:p>
      <text:h text:style-name="P62" text:outline-level="2"><text:bookmark-start text:name="__RefHeading__132_516004194"/>Game Content Design<text:bookmark-end text:name="__RefHeading__132_516004194"/></text:h>
      <text:p text:style-name="P23">Conception et réalisation du contenu de MMORPG. Rédaction de dialogues, création des personnages, des missions, des objets, etc. tout au long de la vie du jeu.</text:p>
      <text:p text:style-name="Text_20_body"><text:span text:style-name="T17">Design and </text:span><text:span text:style-name="T18">conception of MMORPG content. Wrote </text:span><text:span text:style-name="T143">dialogues</text:span><text:span text:style-name="T18">, created characters, missions, objects etc. during the life of the game.</text:span></text:p>
      <text:p text:style-name="P20"><text:span text:style-name="T18">Ma première expérience dans le domaine des jeux vidéo. Chez F4, j'occupais le double </text:span><text:soft-page-break/><text:span text:style-name="T18">poste de </text:span><text:span text:style-name="T44">Game Content Designer</text:span><text:span text:style-name="T18"> et </text:span><text:span text:style-name="T44">Tool Developer</text:span><text:span text:style-name="T18">. J'ai participé à deux productions : les MMORPG </text:span><text:span text:style-name="T15">Exalight</text:span><text:span text:style-name="T18"> et surtout </text:span><text:a xlink:type="simple" xlink:href="https://www.empireofsports.com/fr/index.html"><text:span text:style-name="T15">Empire of Sports</text:span></text:a><text:span text:style-name="T18">.</text:span></text:p>
      <text:p text:style-name="P24">Les missions du Game Content Designer consistent à proposer et réaliser les contenus qui sont ajoutés au fur et à mesure. Contrairement à un jeu classique, un MMORPG a un besoin constant de nouveautés afin de ne pas lasser les joueurs et de leur offrir en permanence des objectifs et des expériences inédites. </text:p>
      <text:p text:style-name="Quotations">Missions du Game Content Designer :</text:p>
      <text:list xml:id="list4014223065536592341" text:style-name="L1">
        <text:list-item>
          <text:p text:style-name="P71">Concevoir de nouveaux concepts de contenus conformes à l'univers et la ligne éditoriale. </text:p>
        </text:list-item>
        <text:list-item>
          <text:p text:style-name="P71">Créer des personnages aux personnalités distinctes qui interagissent avec le joueur. </text:p>
        </text:list-item>
        <text:list-item>
          <text:p text:style-name="P71">Créer les équipements et les différents objets conformément au Game Design afin de préserver la balance du jeu. </text:p>
        </text:list-item>
        <text:list-item>
          <text:p text:style-name="P71">Réaliser les missions que devront accomplir les joueurs pour progresser dans l'aventure. </text:p>
        </text:list-item>
        <text:list-item>
          <text:p text:style-name="P71">Rédiger les dialogues et l'ensemble des textes présents en jeu. </text:p>
        </text:list-item>
      </text:list>
      <text:p text:style-name="P19"><text:line-break/>Comme son nom l'indique, <text:a xlink:type="simple" xlink:href="https://www.empireofsports.com/fr/index.html"><text:span text:style-name="T11">Empire of Sports</text:span></text:a> est un jeu de sports. Six disciplines sont représentées en tout : Football, Basketball, Tennis, Bobsleigh, Ski. Toutes offrent aux joueurs des compétitions qu'ils devront remporter seul ou en équipe. Le jeu comporte également plusieurs villes qui leur permettent de se rencontrer, de former des clubs et d'expérimenter l'aspect RPG, qui accompagne assez rarement les simulations sportives. </text:p>
      <text:p text:style-name="P19">Le joueur doit entraîner son avatar, surveiller sa santé, le faire concourir aux différents événements sportifs saisonniers afin de remporter des dotations (en jeu ou réelles).</text:p>
      <text:p text:style-name="P19">Voici une petite galerie de quelques évènements non sportifs (partie ville) que j'ai conçus et proposés aux joueurs.</text:p>
      <text:p text:style-name="P4"><text:span text:style-name="T80">My first experience in video games. </text:span><text:span text:style-name="T81">At F4, I had a double position of Game Content Designer and Tools Developer. I took part in two MMORPG productions: </text:span><text:span text:style-name="T13">Exalight</text:span><text:span text:style-name="T81"> and</text:span><text:span text:style-name="T112">,</text:span><text:span text:style-name="T81"> most</text:span><text:span text:style-name="T112">ly</text:span><text:span text:style-name="T81">, </text:span><text:span text:style-name="T13">Empire of Sports</text:span><text:span text:style-name="T81">.</text:span></text:p>
      <text:p text:style-name="P5"><text:span text:style-name="T82">The mission of a Game Content Designer consists in offering and creating contents which are progressively added to the game. Unlike a classic game, an MMORPG constantly needs new material</text:span><text:span text:style-name="T83"> </text:span><text:span text:style-name="T84">to keep players interested, </text:span><text:span text:style-name="T85">and must </text:span><text:span text:style-name="T87">continuously </text:span><text:span text:style-name="T85">offer</text:span><text:span text:style-name="T86"> new missions and </text:span><text:span text:style-name="T88">fresh </text:span><text:span text:style-name="T86">experiences.</text:span></text:p>
      <text:p text:style-name="Text_20_body">Mission <text:span text:style-name="T89">of a</text:span> Game Content Designer :</text:p>
      <text:list xml:id="list504356500" text:continue-numbering="true" text:style-name="L1">
        <text:list-item>
          <text:p text:style-name="P33"><text:span text:style-name="T89">Conceive new </text:span>concepts <text:span text:style-name="T89">coherent with the game universe and spirit</text:span>. </text:p>
        </text:list-item>
        <text:list-item>
          <text:p text:style-name="P33"><text:span text:style-name="T90">Create characters with unique personalilties to interact with the player</text:span>. </text:p>
        </text:list-item>
        <text:list-item>
          <text:p text:style-name="P33"><text:span text:style-name="T91">Create different equipments and objects following the </text:span>Game Design <text:span text:style-name="T91">while keeping a balanced game</text:span>. </text:p>
        </text:list-item>
        <text:list-item>
          <text:p text:style-name="P33"><text:span text:style-name="T91">Design the </text:span>missions <text:span text:style-name="T91">that players need to complete to progress in the adventure</text:span>. </text:p>
        </text:list-item>
        <text:list-item>
          <text:p text:style-name="P33"><text:soft-page-break/><text:span text:style-name="T91">Write all in-game dialog</text:span><text:span text:style-name="T143">ue</text:span><text:span text:style-name="T91">s and text</text:span><text:span text:style-name="T86">.</text:span></text:p>
        </text:list-item>
      </text:list>
      <text:p text:style-name="P6"><text:span text:style-name="T92">As the name says, Empire of Sports is a sports game. </text:span><text:span text:style-name="T93">There are six disciplines : football, basketball, tennis, bobsleigh, ski. </text:span><text:span text:style-name="T94">All </text:span><text:span text:style-name="T95">offer </text:span><text:span text:style-name="T96">players to compete in both single and team events. </text:span><text:span text:style-name="T97">The game also </text:span><text:span text:style-name="T97">contains several cities where they can meet, form clubs and experience the RPG aspect of the game which rarely comes with sport simulation games.</text:span></text:p>
      <text:p text:style-name="P7"><text:span text:style-name="T98">The player must train his avatar, monitor its health, </text:span><text:span text:style-name="T99">make him compete in the various </text:span><text:span text:style-name="T100">seasonal events to</text:span><text:span text:style-name="T101"> earn rewards (in-game or real life).</text:span></text:p>
      <text:p text:style-name="P8"><text:span text:style-name="T102">Here is a gallery of some non-sport </text:span><text:span text:style-name="T103">events </text:span><text:span text:style-name="T104">(</text:span><text:span text:style-name="T105">taking place in the cities</text:span><text:span text:style-name="T104">) </text:span><text:span text:style-name="T106">that I designed</text:span><text:span text:style-name="T107">.</text:span></text:p>
      <text:h text:style-name="P61" text:outline-level="2"><text:bookmark-start text:name="__RefHeading__132_5160041941"/>Game Building<text:bookmark-end text:name="__RefHeading__132_5160041941"/></text:h>
      <text:p text:style-name="P23">Scripting et assemblage des différents éléments d'un jeu vidéo sur une production AAA.</text:p>
      <text:p text:style-name="P11">Scripting and putting together the different elements of a video game on a AAA production.</text:p>
      <text:p text:style-name="Quotations">Ma deuxième expérience dans le secteur du jeu vidéo, chez <text:a xlink:type="simple" xlink:href="http://www.quanticdream.com/fr">Quantic Dream</text:a> cette fois, dans le cadre du développement de leur quatrième jeu, une production AAA sur Playstation 3 : <text:a xlink:type="simple" xlink:href="http://beyondps3.com/eu-au-nz">Beyond - Two souls</text:a> <text:line-break/><text:line-break/>Le game building consiste à assembler les différents éléments du jeu vidéo (objets, personnages, animations, dialogues) et à scripter les interactions du joueurs avec tous ces éléments, ainsi que l'intelligence artificielle des personnages non jouables. </text:p>
      <text:p text:style-name="Quotations">Missions du Game Builder :</text:p>
      <text:list xml:id="list5876508560929705403" text:style-name="L2">
        <text:list-item>
          <text:p text:style-name="P72">Assembler les éléments du jeu conformément au game design. </text:p>
        </text:list-item>
        <text:list-item>
          <text:p text:style-name="P72">Scripter l'ensemble des interactions disponibles dans un niveau. </text:p>
        </text:list-item>
        <text:list-item>
          <text:p text:style-name="P72">Créer les séquences animées, intégrer sons et dialogues. </text:p>
        </text:list-item>
        <text:list-item>
          <text:p text:style-name="P72">Scripter l'intelligence artificielle des personnages non joueur. </text:p>
        </text:list-item>
        <text:list-item>
          <text:p text:style-name="P72">Veiller à la cohérence de la totalité des éléments du niveau.</text:p>
        </text:list-item>
      </text:list>
      <text:p text:style-name="P9"><text:span text:style-name="T109">My second experience in the video game sector, at Quantic Dream. </text:span><text:span text:style-name="T110">This was in the context of </text:span><text:span text:style-name="T111">their fourth game, a AAA production on PS3: </text:span><text:span text:style-name="T12">Beyond: Two Souls</text:span><text:span text:style-name="T111">.</text:span></text:p>
      <text:p text:style-name="P14"><text:span text:style-name="T113">The game building consists in putting together the different elements of the games (objects, characters, animations, </text:span><text:span text:style-name="T122">dialogues</text:span><text:span text:style-name="T113">) and to script the player's interactions with all these elements, as well as the AI of the </text:span><text:span text:style-name="T114">non-playable characters</text:span><text:span text:style-name="T113">.</text:span></text:p>
      <text:p text:style-name="P17">Mission of the Game Builder:</text:p>
      <text:list xml:id="list1722345838341421333" text:style-name="L3">
        <text:list-item>
          <text:p text:style-name="P36">Put together the game elements, consistently with the game design</text:p>
        </text:list-item>
        <text:list-item>
          <text:p text:style-name="P36">Script up all available interactions in each game level</text:p>
        </text:list-item>
        <text:list-item>
          <text:p text:style-name="P34"><text:span text:style-name="T115">Create </text:span><text:span text:style-name="T116">the </text:span><text:span text:style-name="T115">animated sequences, integrate sound and dialog</text:span><text:span text:style-name="T143">ue</text:span><text:span text:style-name="T115">s</text:span></text:p>
        </text:list-item>
        <text:list-item>
          <text:p text:style-name="P37">Script NPCs' artificial intelligence.</text:p>
        </text:list-item>
        <text:list-item>
          <text:p text:style-name="P35"><text:span text:style-name="T117">Ensure all</text:span><text:span text:style-name="T118"> elements </text:span><text:span text:style-name="T119">remain consistent </text:span><text:span text:style-name="T120">in</text:span><text:span text:style-name="T119"> each level</text:span></text:p>
        </text:list-item>
      </text:list>
      <text:h text:style-name="P63" text:outline-level="2"><text:bookmark-start text:name="__RefHeading__139_516004194"/><text:soft-page-break/><text:span text:style-name="T3">Autres expériences </text:span><text:span text:style-name="T6">(Other Experiences)</text:span><text:bookmark-end text:name="__RefHeading__139_516004194"/></text:h>
      <text:p text:style-name="P25">Développement, gestion de projet, analyse fonctionnelle, enseignement, etc.</text:p>
      <text:p text:style-name="P1"><text:span text:style-name="T19">Development, project management, </text:span><text:span text:style-name="T108">systems engineering</text:span><text:span text:style-name="T19">, teaching, etc.</text:span></text:p>
      <text:p text:style-name="P26">Avant de me réorienter dans le secteur des jeux vidéo, j'ai eu l'occasion de travailler dans diverses entreprises et d'y exercer des rôles très différents.</text:p>
      <text:p text:style-name="P26">Ainsi, j'ai occupé des postes dans une banque, une grande chaîne de télévision, un distributeur d'électricité, et l'Armée de Terre. J'ai eu l'occasion de travailler dans de grands groupes, d'en appréhender les rouages bureaucratiques, les défauts et les qualités, et ainsi de les mettre en regard avec les caractéristiques des petits studios de développement de jeux vidéo.</text:p>
      <text:p text:style-name="P26">Je me plais à penser que grâce à ces différentes organisations, je me suis forgée un solide socle de bonnes pratiques à suivre et d'écueils à éviter. <text:line-break/><text:line-break/>Ci-dessous, une partie de mes expériences qui ont consolidé mes connaissances transversales. </text:p>
      <text:list xml:id="list8253871503708299615" text:style-name="L4">
        <text:list-item>
          <text:p text:style-name="P73">Pilotage de projet - Rédaction de cahier des charges, suivi des différents intervenants et aide à la recette. </text:p>
        </text:list-item>
        <text:list-item>
          <text:p text:style-name="P73">Gestion de projet - Suivi des applications hors phase projet, évolution et maintenance. </text:p>
        </text:list-item>
        <text:list-item>
          <text:p text:style-name="P73">Développement d'applications en scrum - suivi des spécifications fonctionnelles et techniques détaillées pour concrétiser un logiciel répondant au mieux aux besoins exprimés. </text:p>
        </text:list-item>
        <text:list-item>
          <text:p text:style-name="P73">Pilotage des perfomances - Mise en œuvre d'indicateurs de suivi. </text:p>
        </text:list-item>
        <text:list-item>
          <text:p text:style-name="P73">Enseignement - Rédaction de supports et de devoirs, correction de copies, cours magistral pour un public adulte.</text:p>
        </text:list-item>
      </text:list>
      <text:p text:style-name="Text_20_body"><text:span text:style-name="T46">Before branching to video games, </text:span><text:span text:style-name="T47">I had the opportunity to work in various </text:span><text:span text:style-name="T53">companies</text:span><text:span text:style-name="T47">, </text:span><text:span text:style-name="T54">and </text:span><text:span text:style-name="T47">in very different positions.</text:span></text:p>
      <text:p text:style-name="Text_20_body"><text:span text:style-name="T65">Some of my previous jobs were </text:span><text:span text:style-name="T48">in </text:span><text:span text:style-name="T64">a </text:span><text:span text:style-name="T48">bank, a major TV channel, an electricity company, and </text:span><text:span text:style-name="T49">in the French Army. </text:span><text:span text:style-name="T50">I had the opportunity to work in large </text:span><text:span text:style-name="T52">companies</text:span><text:span text:style-name="T50">, to </text:span><text:span text:style-name="T51">familiarise with the intricacies of bureaucracy, </text:span><text:span text:style-name="T55">its </text:span><text:span text:style-name="T123">ups</text:span><text:span text:style-name="T55"> and </text:span><text:span text:style-name="T123">downs</text:span><text:span text:style-name="T55">, </text:span><text:span text:style-name="T56">and </text:span><text:span text:style-name="T57">to </text:span><text:span text:style-name="T66">put them in perspective with the characteristics of small video game studios.</text:span></text:p>
      <text:p text:style-name="Text_20_body"><text:span text:style-name="T58">I like to think that, thanks to these organisations, I have </text:span><text:span text:style-name="T62">built</text:span><text:span text:style-name="T58"> </text:span><text:span text:style-name="T67">for myself </text:span><text:span text:style-name="T58">a solid </text:span><text:span text:style-name="T59">base of best practices to follow and </text:span><text:span text:style-name="T60">dangers to avoid.</text:span></text:p>
      <text:p text:style-name="Text_20_body"><text:span text:style-name="T61">Below, some of my experiences which helped me </text:span><text:span text:style-name="T63">consolidate my </text:span><text:span text:style-name="T68">knowledge </text:span><text:span text:style-name="T69">b</text:span><text:span text:style-name="T70">ase.</text:span></text:p>
      <text:list xml:id="list1206993243" text:continue-numbering="true" text:style-name="L4">
        <text:list-item>
          <text:p text:style-name="P38"><text:span text:style-name="T72">Project planning</text:span> – <text:span text:style-name="T72">Specification, monitoring of ongoing progress and testing phase</text:span>.</text:p>
        </text:list-item>
        <text:list-item>
          <text:p text:style-name="P38"><text:span text:style-name="T73">Project management</text:span> - <office:annotation office:name="__Fieldmark__755_214875007"><dc:creator>Kevin </dc:creator><dc:date>2013-10-20T22:38:02</dc:date><text:p>?</text:p></office:annotation>Suivi des applications hors phase projet<office:annotation-end office:name="__Fieldmark__755_214875007"/>, <text:span text:style-name="T134">evolution and</text:span> maintenance. </text:p>
        </text:list-item>
        <text:list-item>
          <text:p text:style-name="P38"><office:annotation office:name="__Fieldmark__735_214875007"><dc:creator>Kevin </dc:creator><dc:date>2013-10-20T22:33:01</dc:date><text:p>Damn pedantic</text:p></office:annotation><text:span text:style-name="T124">Software development in </text:span>scrum – <text:span text:style-name="T125">Closely follow functional and technical specifications to produce a software </text:span><text:span text:style-name="T127">optimally tailored</text:span><text:span text:style-name="T126"> to the user needs</text:span>. <office:annotation-end office:name="__Fieldmark__735_214875007"/></text:p>
        </text:list-item>
        <text:list-item>
          <text:p text:style-name="P38"><text:soft-page-break/><text:span text:style-name="T129">Performance</text:span> <text:span text:style-name="T129">management</text:span> – <text:span text:style-name="T128">Design and monitoring of </text:span><text:span text:style-name="T129">performance </text:span><text:span text:style-name="T128">indicators</text:span>.</text:p>
        </text:list-item>
        <text:list-item>
          <text:p text:style-name="P38"><text:span text:style-name="T74">Teaching</text:span><text:span text:style-name="T70"> – </text:span><text:span text:style-name="T75">Course material, including lectures notes and homework</text:span><text:span text:style-name="T70">, </text:span><text:span text:style-name="T75">marking. Lectures targeted for adult</text:span><text:span text:style-name="T76">s</text:span><text:span text:style-name="T70">.</text:span></text:p>
        </text:list-item>
      </text:list>
      <text:h text:style-name="Heading_20_2" text:outline-level="2"><text:bookmark-start text:name="__RefHeading__141_516004194"/><text:span text:style-name="T3">Formation </text:span><text:span text:style-name="T6">(Training/</text:span><text:span text:style-name="T42">Education</text:span><text:span text:style-name="T6">)</text:span><text:bookmark-end text:name="__RefHeading__141_516004194"/></text:h>
      <text:p text:style-name="Quotations"><text:span text:style-name="T6">Master d'informatique de gestion en cursus initial et diverses </text:span><text:span text:style-name="T79">fomations</text:span><text:span text:style-name="T6"> continues.</text:span></text:p>
      <text:p text:style-name="P2"><text:span text:style-name="T20">Masters in Computer Science applied to management </text:span><text:span text:style-name="T21">and other </text:span><text:span text:style-name="T45">vocational training</text:span></text:p>
      <text:p text:style-name="Quotations"><text:span text:style-name="T16">Socrate, la veille de sa mort, était en train d'apprendre un air de flûte. « A quoi cela te servira-t-il ? lui dit-on. - A savoir cet air avant de mourir. »</text:span><text:span text:style-name="T45"> 1966, Émile Cioran.</text:span></text:p>
      <text:p text:style-name="Quotations">Cette <text:span text:style-name="T77">an</text:span><text:span text:style-name="T78">n</text:span><text:span text:style-name="T77">ecdote</text:span> de la vie de Socrate résume parfaitement mon point de vue sur l'apprentissage. Apprendre est une fin en soi. Il n'est pas besoin d'avoir de longues années de pratique devant nous pour justifier l'investissement dans un nouveau cursus. <text:line-break/>J'aime des choses très variées, de l'informatique à la littérature, en passant par l'astronomie, la mythologie et la pâtisserie, etc. Et si je me forme en autodidacte, je suis par ailleurs de nombreux cours pour des publics adultes. Il y a quelques temps, je me suis également mis aux <text:span text:style-name="T43">MOOC</text:span> (Massive Open Online Courses). Je suis inscrite sur la plateforme de <text:a xlink:type="simple" xlink:href="https://www.coursera.org/">Coursera</text:a> et participe aux cours qui recoupent mes centres d'intérêts. <text:line-break/><text:line-break/>Ci-dessous, les formations que j'ai pu suivre jusque-là. </text:p>
      <text:p text:style-name="Quotations">Formation Initiale :</text:p>
      <text:p text:style-name="Quotations"><text:span text:style-name="T43">Master MIAGE SITN</text:span> (Système d'Information et Technologies Nouvelles). Il s'agit d'un bac+5 dans le domaine de l'informatique de gestion. </text:p>
      <text:p text:style-name="Quotations">Formation continue :</text:p>
      <text:p text:style-name="Quotations">via MOOC</text:p>
      <text:list xml:id="list4439625151427402804" text:style-name="L5">
        <text:list-item>
          <text:p text:style-name="P74">Gamification - Université de Pennsylvanie </text:p>
        </text:list-item>
        <text:list-item>
          <text:p text:style-name="P74">Machine Learning - Université de Stanford </text:p>
        </text:list-item>
        <text:list-item>
          <text:p text:style-name="P74">Programmation fonctionnelle en Scala - École Polytechnique Fédérale de Lausanne </text:p>
        </text:list-item>
        <text:list-item>
          <text:p text:style-name="P74">Creative programming - Université de Londres </text:p>
        </text:list-item>
        <text:list-item>
          <text:p text:style-name="P74">Song writing - École de Musique de Berklee </text:p>
        </text:list-item>
        <text:list-item>
          <text:p text:style-name="P74">Introduction à la guitare - École de Musique de Berklee </text:p>
        </text:list-item>
      </text:list>
      <text:p text:style-name="Quotations">via Cours pour adultes</text:p>
      <text:list xml:id="list4947223716184407207" text:style-name="L6">
        <text:list-item>
          <text:p text:style-name="P75">Photoshop </text:p>
        </text:list-item>
        <text:list-item>
          <text:p text:style-name="P75">3DS Max </text:p>
        </text:list-item>
        <text:list-item>
          <text:p text:style-name="P75"><text:soft-page-break/>Anglais par l'expression théâtrale</text:p>
        </text:list-item>
      </text:list>
      <text:p text:style-name="Text_20_body"><text:span text:style-name="T144">While they were preparing the hemlock, Socrates was learning how to play a new tune on the flute. “What will be the use of that?” he was asked. “To know this tune before dying.</text:span><text:span text:style-name="T145">”</text:span></text:p>
      <text:p text:style-name="P39"><text:span text:style-name="T144">This anecdote from Socrates' life perfectly sums up my opinion on learning. Learning in an end in itself. One doesn't need years of practice to justify investing in a new cursus. I like very different things, from computer science to literature, </text:span><text:span text:style-name="T145">or astronomy, mythology and baking. And even though I am self-taught in some fields, I</text:span><text:span text:style-name="T146">'m also taking several </text:span><text:span text:style-name="T148">taught </text:span><text:span text:style-name="T146">courses. </text:span><text:span text:style-name="T147">Some time ago, I also took on </text:span><text:span text:style-name="T148">MOOC (Massive Open Online Courses). </text:span><text:span text:style-name="T149">I'm registered on Coursera and take part in courses and lectures </text:span><text:span text:style-name="T156">that cover my interests</text:span><text:span text:style-name="T150">.</text:span></text:p>
      <text:p text:style-name="P40"><text:span text:style-name="T151">Below is a list of courses I have taken to date.</text:span></text:p>
      <text:p text:style-name="P41"><text:span text:style-name="T152">Formal education:</text:span></text:p>
      <text:p text:style-name="P41"><text:span text:style-name="T152">MSc MIAGE SITN (New Technologies and Information Systems). It </text:span><text:span text:style-name="T153">specialises in Business informatics.</text:span></text:p>
      <text:p text:style-name="P42"><text:span text:style-name="T154">MOOC:</text:span></text:p>
      <text:list xml:id="list7519339280469490084" text:style-name="L7">
        <text:list-item>
          <text:p text:style-name="P43"><text:span text:style-name="T154">Gamification – University of Pennsylvania</text:span></text:p>
        </text:list-item>
        <text:list-item>
          <text:p text:style-name="P43"><text:span text:style-name="T154">Machine learning – Stanford University</text:span></text:p>
        </text:list-item>
        <text:list-item>
          <text:p text:style-name="P43"><text:span text:style-name="T154">Functional programming in Scala – <text:s/>Swiss Federal Institute of Technology in Lausanne</text:span></text:p>
        </text:list-item>
        <text:list-item>
          <text:p text:style-name="P43"><text:span text:style-name="T154">Creative programming – University of London</text:span></text:p>
        </text:list-item>
        <text:list-item>
          <text:p text:style-name="P43"><text:span text:style-name="T154">Songwriting – </text:span><text:bookmark text:name="firstHeading"/><text:span text:style-name="T155">Berklee College of Music</text:span></text:p>
        </text:list-item>
        <text:list-item>
          <text:p text:style-name="P43"><text:span text:style-name="T154">Introduction to guitar – </text:span><text:bookmark text:name="firstHeading1"/><text:span text:style-name="T155">Berklee College of Music</text:span></text:p>
        </text:list-item>
      </text:list>
      <text:p text:style-name="P42"><text:span text:style-name="T155">Taught courses:</text:span></text:p>
      <text:list xml:id="list4447752796452395747" text:style-name="L8">
        <text:list-item>
          <text:p text:style-name="P44"><text:span text:style-name="T155">Photoshop</text:span></text:p>
        </text:list-item>
        <text:list-item>
          <text:p text:style-name="P44"><text:span text:style-name="T155">3DS Max</text:span></text:p>
        </text:list-item>
        <text:list-item>
          <text:p text:style-name="P44"><text:span text:style-name="T155">English through theatrical expression</text:span></text:p>
        </text:list-item>
      </text:list>
      <text:h text:style-name="P59" text:outline-level="1"><text:bookmark-start text:name="__RefHeading__143_516004194"/>Ecrits (Writings)<text:bookmark-end text:name="__RefHeading__143_516004194"/></text:h>
      <text:p text:style-name="Quotations">Pêle-mêle, quelques-uns de mes projets d'écriture. Certains sont disponibles à la lecture, d'autres non. Suivez les petites icônes. Vous trouverez un rapide descriptif dans tous les cas.</text:p>
      <text:p text:style-name="P45"><text:span text:style-name="T38">My writing</text:span><text:span text:style-name="T40">s</text:span><text:span text:style-name="T38">. Some are available for reading, others aren't. Follow the little icons. You</text:span><text:span text:style-name="T121">'ll</text:span><text:span text:style-name="T38"> find a summary </text:span><text:span text:style-name="T39">in any case</text:span><text:span text:style-name="T38">.</text:span></text:p>
      <text:h text:style-name="P64" text:outline-level="2"><text:span text:style-name="T157">3141 Kilomètres</text:span></text:h>
      <text:list xml:id="list4272159703159958483" text:style-name="L10">
        <text:list-item>
          <text:p text:style-name="P77"><text:span text:style-name="T158">Type :</text:span> roman </text:p>
        </text:list-item>
        <text:list-item>
          <text:p text:style-name="P77"><text:span text:style-name="T158">Genre :</text:span> road-trip </text:p>
        </text:list-item>
        <text:list-item>
          <text:p text:style-name="P77"><text:span text:style-name="T158">Nombre de caractères :</text:span> ~ 350000 (espaces comprises) </text:p>
        </text:list-item>
      </text:list>
      <text:p text:style-name="Quotations">Mon premier roman. Un road-trip qui retrace les aventures de Max et ses potes sur les routes en quête de sens. Ça picole, ça se drogue, ça s'amuse. Bref, ça vit ! On suit la <text:soft-page-break/>narration depuis le point de vue de Max. C'est très journal de bord, très oral. Assez léger du coup. Peut-être trop.<text:line-break/>Un galop d'essai littéraire. Mon style a pas mal évolué depuis. Je le reprendrai sans doute plus tard.</text:p>
      <text:p text:style-name="P45"><text:span text:style-name="T157">My first novel. A road-trip which narrates Max and his friends' adventures on the quest for meaning Booze, drugs and fun. In short, life! The story is narrated from Max's point of view. The style is diary-like, mostly spoken and thus easy to read. Maybe a little too much.</text:span></text:p>
      <text:p text:style-name="P45"><text:span text:style-name="T157">A first take on writing. My style has evolved quite a bit since then. I will likely take it up again later.</text:span></text:p>
      <text:h text:style-name="P64" text:outline-level="2"><text:span text:style-name="T157">Routine</text:span></text:h>
      <text:list xml:id="list435029665511686087" text:style-name="L11">
        <text:list-item>
          <text:p text:style-name="P78"><text:span text:style-name="T158">Type :</text:span> nouvelle </text:p>
        </text:list-item>
        <text:list-item>
          <text:p text:style-name="P78"><text:span text:style-name="T158">Genre :</text:span> érotique </text:p>
        </text:list-item>
        <text:list-item>
          <text:p text:style-name="P78"><text:span text:style-name="T158">Nombre de caractères :</text:span> ~ 7000 (espaces comprises) </text:p>
        </text:list-item>
        <text:list-item>
          <text:p text:style-name="P78"><text:span text:style-name="T158">Récompense :</text:span> 3ème prix du jury pour le concours de nouvelles érotiques Edilivre 2013 </text:p>
        </text:list-item>
      </text:list>
      <text:p text:style-name="Quotations">Une nouvelle érotique que j'ai écrite dans le cadre d'un concours de nouvelles organisé par <text:a xlink:type="simple" xlink:href="http://www.edilivre.com/">Edilivre</text:a>. J'étais tombée dessus complètement par hasard et, à vrai dire, je ne connaissais pas très bien le genre puisque jusqu'alors le seul roman de ma bibliothèque de cette catégorie était <text:span text:style-name="T11">Les Infortunes de la vertu</text:span> de Sade. Du coup, j'ai lu pas mal avant de me lancer. Un roman bien cliché, des trucs un peu louches aussi… Au final, j'en suis ressortie avec l'idée que la plupart des histoires érotiques étaient basées sur des rencontres, sur la nouveauté : ce petit picotement et les papillons dans l'estomac (ou ailleurs) que provoque le désir d'un bel inconnu. J'ai donc eu envie de prendre le contre-pied de tout ça, et situer l'érotisme au sein de la routine d'amants qui se connaissent par cœur.</text:p>
      <text:p text:style-name="P46"><text:span text:style-name="T159">An erotic short story I wrote for a </text:span><text:span text:style-name="T161">contest</text:span><text:span text:style-name="T159"> organised by Edilivre. I had stumbled upon it completely by chance and, to be honest, I didn't know much about the genre as the only book of the category on my bookshelf was The misfortunes of Virtue, by Sade. So I read quite a few before throwing myself into it: a novel full of clichés, some dodgy things as well... In the end, I took away that most erotic stoires are based on encounters, on novelty: </text:span><text:span text:style-name="T160">this </text:span><text:span text:style-name="T159">little</text:span><text:span text:style-name="T160"> tingling feeling and the butterflies in the stomach (or somewhere else) one feels from a handsome stranger. I thus wanted to do the exact opposite, and have eroticism lie in the routine of lovers who know each other by heart.</text:span></text:p>
      <text:h text:style-name="P65" text:outline-level="2"><text:span text:style-name="T160">Kaboum !</text:span></text:h>
      <text:list xml:id="list6424690484500353807" text:style-name="L12">
        <text:list-item>
          <text:p text:style-name="P79"><text:span text:style-name="T158">Type :</text:span> nouvelle </text:p>
        </text:list-item>
        <text:list-item>
          <text:p text:style-name="P79"><text:span text:style-name="T158">Genre :</text:span> science-fiction </text:p>
        </text:list-item>
        <text:list-item>
          <text:p text:style-name="P79"><text:span text:style-name="T158">Nombre de caractères :</text:span> ~ 34000 (espaces comprises) </text:p>
        </text:list-item>
      </text:list>
      <text:p text:style-name="Quotations">Une nouvelle de science-fiction que j'avais soumise au concours organisé par <text:a xlink:type="simple" xlink:href="http://www.geekopolis.fr/index.php/">Geekopolis</text:a> et le <text:a xlink:type="simple" xlink:href="http://cms.presences-d-esprits.com/index.php">Club Présence d'esprits</text:a>. Elle a fini dans un petit groupe de finalistes mais n'a pas gagné. La fin avait été jugée un peu trop brutale. Je l'ai reprise depuis pour la soumettre, <text:soft-page-break/>suite à la suggestion du jury, à la revue du <text:a xlink:type="simple" xlink:href="http://cms.presences-d-esprits.com/index.php">Club Présence d'esprits</text:a>, AOC.<text:line-break/><text:span text:style-name="T11">Kaboum !</text:span> narre la vie de Doress dans un univers futuriste où la notion de vie privée appartient à un passé révolu. Dans un contexte orwellien, les individus évoluent en ayant en permanence conscience de ce que vivent, pensent, ressentent leur voisins. Mais ce jour-là, tout bascule pour Doress…<text:line-break/>De par ma formation (informatique) et mes centres d'intérêt aussi, j'ai toujours été très concernée par les problématiques liées à la vie privée, la diffusion et la revente des données personnelles. Cette nouvelle était l'occasion de discuter de ce sujet dans le contexte d'une contre-utopie.</text:p>
      <text:p text:style-name="P47"><text:span text:style-name="T161">A sci-fi short story I had submitted for the contest organised by Geekopolis and Club Présence d'esprits. It managed to reach the final round, but did not win. The ending was deemed too brutal. I have since then modified and resubmitted it, after a suggestion from the jury of <text:s/>Club Présence d'esprits, AOC. Kaboum ! Narrates the life of Doress in a futuristic universe where the notion of privacy belongs to a past long gone. In an Orwellian context, people are continuously aware of what their neighbours live, think and feel. But on that day, everything is about to change for Doress.</text:span></text:p>
      <text:p text:style-name="P47"><text:span text:style-name="T161">Due to my background (in computer science) </text:span><text:span text:style-name="T172">and</text:span><text:span text:style-name="T161"> my interests, I have always been concerned by issues related to data protection and privacy. This short story was the opportunity to discuss this topic in the context of a dystopia.</text:span></text:p>
      <text:h text:style-name="P66" text:outline-level="2"><text:span text:style-name="T161">Lôtos et Thanatos</text:span></text:h>
      <text:list xml:id="list3777294653916549185" text:style-name="L13">
        <text:list-item>
          <text:p text:style-name="P80"><text:span text:style-name="T158">Type :</text:span> nouvelle </text:p>
        </text:list-item>
        <text:list-item>
          <text:p text:style-name="P80"><text:span text:style-name="T158">Genre :</text:span> policier </text:p>
        </text:list-item>
        <text:list-item>
          <text:p text:style-name="P80"><text:span text:style-name="T158">Nombre de caractères :</text:span> ~ 13000 (espaces comprises) </text:p>
        </text:list-item>
      </text:list>
      <text:p text:style-name="Quotations">J'ai écrit cette nouvelle pour un concours sur le thème « Nuit noire / Nuit blanche » dans le genre noir ou polar. Ici encore, il s'agissait d'un domaine que je connaissais pas très bien, mais le thème m'inspirait. J'ai développé deux sujets (un peu récurrents chez moi), les psychotropes et une référence à la mythologie grecque.<text:line-break/>Les Lôtophages sont un peuple indigène qu'Ulysse et ses compagnons rencontrent au cours de l'Odyssée. Ils se nourrissent du fruit des Lôtos, une drogue qui les plonge dans le bien-être artificiel de l'oubli. Ulysse et ses hommes perdent leur désir de rentrer. Cette fois, ce n'est ni l'amour pour la sorcière Circé, ni la prison de la nymphe psychotique et légèrement érotomane Calypso, mais une drogue qui bouleverse l'avancée de l'équipée. Évidement, j'ai légèrement détourné la composition et l'utilisation de cette drogue…</text:p>
      <text:p text:style-name="P48"><text:span text:style-name="T162">I wrote this short story for a contest on the theme of “Nuit noire / nuit blanche” (“Dark night / sleepless night”) for detective or crime fiction. Here again, it was a category I knew little of, but the theme was inspiring. I developed two subjects (recurring ones for me), psycho-tropes and a reference to Greek mythology. Lotophag</text:span><text:span text:style-name="T163">i </text:span><text:span text:style-name="T162">are an indigenous people which Odysseus and his companions met during the Odyssey. They feed </text:span><text:span text:style-name="T163">off the fruits of the lotus-tree</text:span><text:span text:style-name="T162">, a drug which puts them in </text:span><text:span text:style-name="T163">the artificial bliss of oblivion. <text:s/>Odysseus and his men lose all desire to go home. This time, it isn't the love of Circe, nor the prison of the psychotic and slightly erotomaniac nymph Calypso, but a drug that hinders their journey. Obviously, I took liberties as to </text:span><text:span text:style-name="T164">the composition and the use of this drug…</text:span></text:p>
      <text:h text:style-name="P67" text:outline-level="2"><text:span text:style-name="T164">La dévoreuse d'âmes </text:span><text:span text:style-name="T171">(The Soul Eater)</text:span></text:h>
      <text:list xml:id="list7533579411252366336" text:style-name="L14">
        <text:list-item>
          <text:p text:style-name="P81"><text:span text:style-name="T158">Type :</text:span> nouvelle </text:p>
        </text:list-item>
        <text:list-item>
          <text:p text:style-name="P81"><text:soft-page-break/><text:span text:style-name="T158">Genre :</text:span> fantastique </text:p>
        </text:list-item>
        <text:list-item>
          <text:p text:style-name="P81"><text:span text:style-name="T158">Nombre de caractères :</text:span> ~ 7000 (espaces comprises) </text:p>
        </text:list-item>
      </text:list>
      <text:p text:style-name="Quotations">Croyant répondre à un Appel à Textes, je me suis légèrement fourvoyée sur les consignes. Je m'explique. En France, nous parlons de la taille des écrits à partir du nombre de caractères espaces comprises, alors que les anglo-saxons regardent le nombre de mots. J'ai donc fait un texte bien trop court par rapport à ce qui était attendu. Je l'ai par la suite soumis à un autre AT. La réponse en octobre !<text:line-break/><text:span text:style-name="T11">La dévoreuse d'âmes</text:span> est une nouvelle fantastique, romance pour être plus précis. Ce genre n'a pas réellement d'équivalent en France. Pour résumer, ce sont souvent des histoires qui se finissent bien, développées autour d'un couple. « Et ils vécurent heureux et eurent beaucoup d'enfants… » Dans le cas présent, comme je ne suis pas une accro au genre et qu'il s'agissait d'un texte court, ça finit moins bien.<text:line-break/>Galahad s'enfonce dans la forêt à la recherche de la créature démoniaque qui a tué sa sœur…</text:p>
      <text:p text:style-name="P49"><text:span text:style-name="T165">As I thought I was writing for a contest, I slightly misunderstood the </text:span><text:span text:style-name="T166">indications. Let me explain. In France, it is the number of characters, including spaces, which are counter, whereas English texts are sized on words. I thus produced a writing which was way shorter than expected. I read it later on and resubmitted. Answer in October!</text:span></text:p>
      <text:p text:style-name="P50"><text:span text:style-name="T166">La dévoreuse d'âmes (The Soul Eater) is a fantasy short story, a romance to be accurate. This genre doesn't really have any equivalent in France. To sum up, most are happy ending stories, revolving around a couple. “Happily ever after”. In this case, since I'm no fan of the genre and that it's a short text, it won't end as nicely.</text:span></text:p>
      <text:p text:style-name="P50"><text:span text:style-name="T166">Galahad walked into the forest looking for the demonic creature which had killed his sister…</text:span></text:p>
      <text:h text:style-name="P68" text:outline-level="2"><text:span text:style-name="T166">Un éclair de génie </text:span><text:span text:style-name="T171">(When genius strikes)</text:span></text:h>
      <text:list xml:id="list4822139592656419518" text:style-name="L15">
        <text:list-item>
          <text:p text:style-name="P82"><text:span text:style-name="T158">Type :</text:span> nouvelle </text:p>
        </text:list-item>
        <text:list-item>
          <text:p text:style-name="P82"><text:span text:style-name="T158">Genre :</text:span> steampunk </text:p>
        </text:list-item>
        <text:list-item>
          <text:p text:style-name="P82"><text:span text:style-name="T158">Nombre de caractères :</text:span> ~ 18000 (espaces comprises) </text:p>
        </text:list-item>
      </text:list>
      <text:p text:style-name="Quotations">Une nouvelle steampunk conçue dans le cadre d'un challenge littéraire, vingt-quatre heures pour écrire une nouvelle qui répondait à certaines contraintes.<text:line-break/>Je me suis plutôt bien amusée à relever le défi, même si je me suis sentie un peu gênée par la limite de 18000 caractères. J'ai dû passer vite sur la fin. J'avais largement matière à noircir plus de pages !<text:line-break/>Rodolphe est un inventeur de génie, ou presque… Il vient d'avoir une nouvelle idée à présenter à l'Inventorium, le grand congrès annuel des inventeurs…</text:p>
      <text:p text:style-name="P51"><text:span text:style-name="T167">A steam punk short story written for a </text:span><text:span text:style-name="T168">literary challenge, twenty-four hours to write a short story which had to satisfy some constraints.</text:span></text:p>
      <text:p text:style-name="P52"><text:span text:style-name="T168">I had good fun taking it on, even though I felt uncomfortable with the 18,000-character limit. I had to speed up the ending. I had more than enough material to go on!</text:span></text:p>
      <text:p text:style-name="P53"><text:span text:style-name="T168">Rodolphe is a genius inventor, or </text:span><text:span text:style-name="T169">close to </text:span><text:span text:style-name="T170">being one</text:span><text:span text:style-name="T168">… He's just had a great new idea to present to the Inventorium, the yearly congress of inventors…</text:span></text:p>
      <text:h text:style-name="P69" text:outline-level="2"><text:soft-page-break/><text:span text:style-name="T168">Summer Nights - Le prix à payer</text:span></text:h>
      <text:list xml:id="list6666700547773686195" text:style-name="L17">
        <text:list-item>
          <text:p text:style-name="P84"><text:span text:style-name="T158">Type :</text:span> roman </text:p>
        </text:list-item>
        <text:list-item>
          <text:p text:style-name="P84"><text:span text:style-name="T158">Genre :</text:span> bit-lit </text:p>
        </text:list-item>
        <text:list-item>
          <text:p text:style-name="P84"><text:span text:style-name="T158">Nombre de caractères :</text:span> ~ 350000 (espaces comprises) </text:p>
        </text:list-item>
      </text:list>
      <text:p text:style-name="Quotations">Premier tome de ma série sur le thème des vampires. Roman écrit dans le contexte d'un tremplin d'auteurs débutants et à destination d'un public jeunes adultes (15-25 ans). Il s'agit de bit-lit (littérature de vampires).<text:line-break/>Je suis d'une génération qui lisait avec avidité les romans d'Anne Rice, et attendait impatiemment la trilogie du samedi pour suivre <text:span text:style-name="T11">Buffy contre les vampires</text:span>. Les murs de ma chambre étaient tapissés de posters de David Boreanaz et de James Marsters, et sur ma porte pendait fièrement l'affiche d'<text:span text:style-name="T11">Entretien avec un vampire</text:span>. Autant dire que j'ai eu beaucoup de mal avec la saga <text:span text:style-name="T11">Twilight</text:span>. Beaucoup, beaucoup…<text:line-break/>J'ai été en revanche agréablement surprise par le film suédois sorti en 2008, <text:span text:style-name="T11">Morse</text:span>, adapté du roman <text:span text:style-name="T11">Laisse-moi entrer</text:span>, qui apporte énormément au genre. Des vampires moins romantiques, des thèmes plus sombres.<text:line-break/>Pour construire ma mythologie, je suis évidemment partie de mes influences : Anne Rice pour la profondeur, Joss Whedon pour l'environnement, Lindqvist pour le réalisme plus noir, et j'en ai fait ma tambouille. Je me suis aussi pas mal renseignée sur des faits historiques. J'ai été étonnée par la richesse des anecdotes et faits divers ayant eu lieu aux XVIIe et XVIIIe siècles en Europe. Pas étonnant qu'Anne Rice y ait fait naître Lestat. Ni que le terme vampire soit apparu au milieu du XVIIIe et ait inspiré les écrivains gothiques du siècle suivant.</text:p>
      <text:p text:style-name="P55"><text:span text:style-name="T174">[non traduit]</text:span></text:p>
      <text:h text:style-name="P70" text:outline-level="2"><text:span text:style-name="T174">Summer Nights - Tome 2</text:span></text:h>
      <text:list xml:id="list6653186593781741772" text:style-name="L18">
        <text:list-item>
          <text:p text:style-name="P85"><text:span text:style-name="T158">Type :</text:span> roman </text:p>
        </text:list-item>
        <text:list-item>
          <text:p text:style-name="P85"><text:span text:style-name="T158">Genre :</text:span> bit-lit </text:p>
        </text:list-item>
        <text:list-item>
          <text:p text:style-name="P85"><text:span text:style-name="T158">Nombre de caractères :</text:span> ??? </text:p>
        </text:list-item>
      </text:list>
      <text:p text:style-name="Quotations">Deuxième tome de ma série sur le thème des vampires. J'ai déjà la trame. Il me reste à faire un petit voyage pour m’imprégner de l'ambiance de la ville où cela se déroule. On a beau dire, mais les visites par Google Street view, ça lasse !</text:p>
      <text:p text:style-name="P56"><text:span text:style-name="T175">Second tome of my series on vampires. I already have the frame. </text:span><text:span text:style-name="T181">Now </text:span><text:span text:style-name="T175">I only need a little trip to the city where it takes places to </text:span><text:span text:style-name="T180">truly </text:span><text:span text:style-name="T175">feel its atmosphere. For all its greatness, Google Street </text:span><text:span text:style-name="T179">View</text:span><text:span text:style-name="T177"> </text:span><text:span text:style-name="T175">has </text:span><text:span text:style-name="T178">its</text:span><text:span text:style-name="T175"> limitations.</text:span></text:p>
      <text:h text:style-name="P69" text:outline-level="2"><text:span text:style-name="T168">Appel à textes sur le thème des zombies</text:span></text:h>
      <text:list xml:id="list7827469084814979568" text:style-name="L16">
        <text:list-item>
          <text:p text:style-name="P83"><text:span text:style-name="T158">Type :</text:span> nouvelle </text:p>
        </text:list-item>
        <text:list-item>
          <text:p text:style-name="P83"><text:span text:style-name="T158">Genre :</text:span> fantastique / science-fiction </text:p>
        </text:list-item>
        <text:list-item>
          <text:p text:style-name="P83"><text:span text:style-name="T158">Nombre de caractères :</text:span> &lt;60000 </text:p>
        </text:list-item>
      </text:list>
      <text:p text:style-name="Quotations"><text:soft-page-break/>Projet de nouvelle à finir pour la rentrée. J'ai la trame, la chute. Il me reste à créer les personnages et à m'y mettre ! Peut-être l'écrire en collaboration pour changer.</text:p>
      <text:p text:style-name="P54"><text:span text:style-name="T173">A short story project to finish for the end of summer. I have the frame, the twist. I just have to create the characters and to get to it! Maybe I'll do this as a collaboration for a change.</text:span></text:p>
      <text:h text:style-name="Heading_20_1" text:outline-level="1"><text:bookmark-start text:name="__RefHeading__145_516004194"/><text:span text:style-name="T8">Illustrations (</text:span><text:span text:style-name="T9">Drawings</text:span><text:span text:style-name="T8">)</text:span><text:bookmark-end text:name="__RefHeading__145_516004194"/></text:h>
      <text:h text:style-name="Heading_20_2" text:outline-level="2"><text:bookmark-start text:name="__RefHeading__1606_214875007"/>Illustrations roman <text:span text:style-name="T135">(Novel Illustrations)</text:span><text:bookmark-end text:name="__RefHeading__1606_214875007"/></text:h>
      <text:p text:style-name="P76">3141 Kilomètres</text:p>
      <text:p text:style-name="P16"><text:span text:style-name="T140">[</text:span><text:span text:style-name="T141">Rien à traduire</text:span><text:span text:style-name="T140">]</text:span></text:p>
      <text:h text:style-name="Heading_20_2" text:outline-level="2"><text:bookmark-start text:name="__RefHeading__1608_214875007"/>Auto-portraits <text:span text:style-name="T135">(Self-portraits)</text:span><text:bookmark-end text:name="__RefHeading__1608_214875007"/></text:h>
      <text:p text:style-name="P29">Étant donné mon niveau actuel, j'ai grand besoin de modèle pour dessiner. Et comme je ne souhaite vexer personne et éviter les « Euh, c'est moi, ça ? », j'ai réalisé que j'étais le sujet le plus flexible à disposition. ^^</text:p>
      <text:p text:style-name="P15"><text:span text:style-name="T136">Given my current level, I highly need </text:span><text:span text:style-name="T137">a model to draw. </text:span><text:span text:style-name="T138">And since I don't want to upset anyone and avoid any “Huh, is </text:span><text:span text:style-name="T28">th</text:span><text:span text:style-name="T29">is</text:span><text:span text:style-name="T28"> supposed to be </text:span><text:span text:style-name="T138">me?”, I realised I was the most </text:span><text:span text:style-name="T139">flexible</text:span><text:span text:style-name="T138"> and </text:span><text:span text:style-name="T142">readily</text:span><text:span text:style-name="T138"> available subject.</text:span></text:p>
      <text:h text:style-name="Heading_20_2" text:outline-level="2"><text:bookmark-start text:name="__RefHeading__1610_214875007"/>Divers <text:span text:style-name="T135">(Miscellanous)</text:span><text:bookmark-end text:name="__RefHeading__1610_214875007"/></text:h>
      <text:h text:style-name="P60" text:outline-level="1"><text:bookmark-start text:name="__RefHeading__147_516004194"/>Applications (Software)<text:bookmark-end text:name="__RefHeading__147_516004194"/></text:h>
      <text:p text:style-name="P27">Prochainement !</text:p>
      <text:p text:style-name="P18">Un espace pour une application qui met en pratique ce que j'ai appris en suivant un cours de <text:span text:style-name="T11">creative programming</text:span>. Ce sera un mini jeu développé avec <text:span text:style-name="T11">Processing</text:span> et dont le héros, vous l'aurez deviné, est un petit monstre en peluche.</text:p>
      <text:p text:style-name="P18">L'application est en cours de développement. Les animations sont assez simplistes. Et il va falloir que je me mette à <text:span text:style-name="T11">Audacity</text:span> pour réaliser le son : grosse nouveauté pour moi.</text:p>
      <text:p text:style-name="P12">Coming soon!</text:p>
      <text:p text:style-name="P12">A space for a program which puts into application what I have learnt in a creative programming course. This will be a mini-game developed with Processing and which hero, as you may have guessed, is a little plush monster.</text:p>
      <text:p text:style-name="P3"><text:span text:style-name="T22">The application is </text:span><text:span text:style-name="T23">being developed. </text:span><text:span text:style-name="T24">Its animations are quite simple. <text:s/>And I will have to get myself to Audacity for the sound part: this is completely new for me.</text:span></text:p>
      <text:h text:style-name="Heading_20_1" text:outline-level="1"><text:bookmark-start text:name="__RefHeading__149_516004194"/><text:span text:style-name="T10">A mon propos (About </text:span><text:span text:style-name="T71">[me]</text:span><text:span text:style-name="T10">)</text:span><text:bookmark-end text:name="__RefHeading__149_516004194"/></text:h>
      <text:p text:style-name="P18"><text:span text:style-name="T10">Ce qu'il faut retenir </text:span><text:span text:style-name="T14">à mon propos</text:span><text:span text:style-name="T10"> est ceci : que ce soit en termes de travail ou de passion, il y a pléthores de choses qui m'intéressent et dans lesquelles je m'investis.</text:span></text:p>
      <text:p text:style-name="P28">J'ai un master en informatique de gestion et je travaille dans le milieu du jeu vidéo, <text:soft-page-break/>principalement sur des postes créatifs (game content design, level design, etc.). J'ai donc une solide éducation scientifique : je suis organisée, méthodique, pragmatique. Une vraie cartésienne ! Et en parallèle de cela, j'adore créer des histoires, des personnages, des jeux, les mettre en œuvre et veiller à chaque détail.</text:p>
      <text:p text:style-name="P28">Fromage ou dessert ? Pourquoi choisir ? J'aime sauter d'une branche à l'autre de l'arbre des possibles. Ne pas me cantonner à un seul et unique domaine auquel je devrais rester fidèle coûte que coûte. On me dit spécialisation, je réponds polyvalence. J'aime apprendre. J'adore acquérir et appliquer de nouveaux savoirs. C'est une chose pour laquelle je suis naturellement douée et que je cherche encore et toujours à développer.</text:p>
      <text:p text:style-name="P13">What one should remember about me is: be it about work or personal interests, there are endlessly many things I'm interested in and in which I invest my time.</text:p>
      <text:p text:style-name="Text_20_body"><text:span text:style-name="T25">I have a Masters in Computer Science applied to Management and I work in the video game industry, mainly in </text:span><text:span text:style-name="T27">creative</text:span><text:span text:style-name="T25"> positions </text:span><text:span text:style-name="T26">(game content design, level design, etc.). I thus have a</text:span><text:span text:style-name="T30"> </text:span><text:span text:style-name="T31">solid scientific background: I'm organised, </text:span><text:span text:style-name="T33">methodical</text:span><text:span text:style-name="T32">, pragmatic. A true </text:span><text:span text:style-name="T33">Cartesian! </text:span><text:span text:style-name="T34">And in parallel, I love creating stories, characters, games, </text:span><text:span text:style-name="T35">bringing them to life while keeping a keen eye on each detail.</text:span></text:p>
      <text:p text:style-name="Text_20_body"><text:span text:style-name="T36">Cheese or dessert? Why choose? I like jumping from one branch to the next on the tree of possibilities; </text:span><text:span text:style-name="T130">to </text:span><text:span text:style-name="T37">not </text:span><text:span text:style-name="T130">restrain </text:span><text:span text:style-name="T37">myself to one and only subject to which I'd have to stick at all cost. When people say specialisation, I think versatility. I love learning </text:span><text:span text:style-name="T132">and acquiring new knowledge</text:span><text:span text:style-name="T37">. This is something I'm naturally gifted at and </text:span><text:span text:style-name="T133">that</text:span><text:span text:style-name="T37"> I </text:span><text:span text:style-name="T131">continuously strive</text:span><text:span text:style-name="T37"> to develo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0.499cm" fo:margin-right="0.499cm" fo:margin-top="0cm" fo:margin-bottom="0.499cm" style:contextual-spacing="false" fo:text-indent="0cm" style:auto-text-indent="false" fo:padding="0.499cm" fo:border-left="0.06pt solid #000000" fo:border-right="none" fo:border-top="none" fo:border-bottom="none" style:shadow="none"/>
      <style:text-properties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meta:initial-creator>
    <meta:creation-date>2013-10-20T16:30:55</meta:creation-date>
    <dc:date>2013-11-04T01:00:35</dc:date>
    <dc:creator>Kevin </dc:creator>
    <meta:editing-duration>PT5H14M17S</meta:editing-duration>
    <meta:editing-cycles>222</meta:editing-cycles>
    <meta:generator>LibreOffice/4.0.2.2$Linux_X86_64 LibreOffice_project/400m0$Build-2</meta:generator>
    <meta:document-statistic meta:table-count="0" meta:image-count="0" meta:object-count="0" meta:page-count="12" meta:paragraph-count="207" meta:word-count="4607" meta:character-count="27595" meta:non-whitespace-character-count="23193"/>
  </office:meta>
</office:document-meta>
</file>